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8pt" officeooo:rsid="000100d5" officeooo:paragraph-rsid="000100d5" style:font-size-asian="15.75pt" style:font-size-complex="18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6ed3e" officeooo:paragraph-rsid="000100d5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6ed3e" officeooo:paragraph-rsid="0006ed3e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75ffd" officeooo:paragraph-rsid="00075ffd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75ffd" officeooo:paragraph-rsid="000e801a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8d7d4" officeooo:paragraph-rsid="0008d7d4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962cc" officeooo:paragraph-rsid="000962cc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ab8c7" officeooo:paragraph-rsid="000ab8c7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db460" officeooo:paragraph-rsid="000db460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8pt" officeooo:rsid="000db460" officeooo:paragraph-rsid="000db460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8pt" officeooo:rsid="000100d5" officeooo:paragraph-rsid="000100d5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4pt" fo:font-weight="normal" officeooo:rsid="000100d5" officeooo:paragraph-rsid="000100d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4pt" fo:font-weight="normal" officeooo:rsid="0006ed3e" officeooo:paragraph-rsid="0006ed3e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0e801a" officeooo:paragraph-rsid="000e801a" style:font-size-asian="10pt" style:font-size-complex="10pt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paragraph-rsid="000e801a" style:font-size-asian="10pt" style:font-size-complex="10pt"/>
    </style:style>
    <style:style style:name="P19" style:family="paragraph">
      <loext:graphic-properties draw:fill-color="#ed1c24"/>
    </style:style>
    <style:style style:name="P20" style:family="paragraph">
      <style:paragraph-properties fo:text-align="center"/>
    </style:style>
    <style:style style:name="T1" style:family="text">
      <style:text-properties officeooo:rsid="00075ffd"/>
    </style:style>
    <style:style style:name="T2" style:family="text">
      <style:text-properties officeooo:rsid="0008d7d4"/>
    </style:style>
    <style:style style:name="T3" style:family="text">
      <style:text-properties officeooo:rsid="000962cc"/>
    </style:style>
    <style:style style:name="T4" style:family="text">
      <style:text-properties officeooo:rsid="000c232c"/>
    </style:style>
    <style:style style:name="T5" style:family="text">
      <style:text-properties officeooo:rsid="000db4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78cm" fo:min-width="8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78cm" fo:min-width="8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178cm" fo:min-width="6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78cm" fo:min-width="8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465a4" draw:fill-color="#ed1c24" draw:textarea-horizontal-align="justify" draw:textarea-vertical-align="middle" draw:auto-grow-height="false" fo:min-height="1.178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465a4" draw:fill-color="#ed1c24" draw:textarea-horizontal-align="justify" draw:textarea-vertical-align="middle" draw:auto-grow-height="false" fo:min-height="1.178cm" fo:min-width="8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465a4" draw:fill-color="#ed1c24" draw:textarea-horizontal-align="justify" draw:textarea-vertical-align="middle" draw:auto-grow-height="false" fo:min-height="1.178cm" fo:min-width="7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78cm" fo:min-width="6.1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78cm" fo:min-width="11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78cm" fo:min-width="7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465a4" draw:fill-color="#ed1c24" draw:textarea-horizontal-align="justify" draw:textarea-vertical-align="middle" draw:auto-grow-height="false" fo:min-height="1.178cm" fo:min-width="8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178cm" fo:min-width="9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235cm" fo:min-width="6.6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168cm" fo:min-width="4.4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dash" draw:stroke-dash="Fine_20_Dashed"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draw:stroke-dash="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Ultra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draw:stroke-dash="Ultra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draw:stroke-dash="Ultrafine_20_Dashed" draw:textarea-horizontal-align="justify" draw:textarea-vertical-align="middle" draw:auto-grow-height="false" fo:min-height="2.411cm" fo:min-width="2.4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CI/CD dla wire-desktop</text:p>
      <text:p text:style-name="P1"/>
      <text:p text:style-name="P1"/>
      <text:p text:style-name="P15">Poniższy plan CI/CD został przygotowany <text:span text:style-name="T5">przez Mateusza Stabryłę w dniu 20.05.2021 roku </text:span>dla aplikacji <text:a xlink:type="simple" xlink:href="https://github.com/MStabryla/wire-desktop" text:style-name="Internet_20_link" text:visited-style-name="Visited_20_Internet_20_Link">wire-desktop</text:a>, komunikatora opartego o system elektron.</text:p>
      <text:p text:style-name="P14"/>
      <text:p text:style-name="P2"><draw:custom-shape text:anchor-type="paragraph" draw:z-index="0" draw:name="Kształt1" draw:style-name="gr1" svg:width="8.173cm" svg:height="1.179cm" svg:x="0.665cm" svg:y="0.101cm"><text:p>Wprowadzenie zmian na branch master/main</text:p><draw:enhanced-geometry svg:viewBox="0 0 21600 21600" draw:type="rectangle" draw:enhanced-path="M 0 0 L 21600 0 21600 21600 0 21600 0 0 Z N"/></draw:custom-shape><draw:custom-shape text:anchor-type="paragraph" draw:z-index="1" draw:name="Kształt1" draw:style-name="gr2" svg:width="8.496cm" svg:height="1.179cm" svg:x="0.667cm" svg:y="1.746cm"><text:p>Wykrycie zmian na repozytorium przez Jenkinsa</text:p><text:p>(git hook powiadamia Jenkinsa o zmianie)</text:p><draw:enhanced-geometry svg:viewBox="0 0 21600 21600" draw:type="rectangle" draw:enhanced-path="M 0 0 L 21600 0 21600 21600 0 21600 0 0 Z N"/></draw:custom-shape><draw:line text:anchor-type="paragraph" draw:z-index="16" draw:name="Kształt2" draw:style-name="gr12" draw:text-style-name="P20" svg:x1="4.868cm" svg:y1="1.078cm" svg:x2="4.868cm" svg:y2="1.96cm"><text:p/></draw:line><draw:line text:anchor-type="paragraph" draw:z-index="17" draw:name="Kształt3" draw:style-name="gr12" draw:text-style-name="P20" svg:x1="4.84cm" svg:y1="2.783cm" svg:x2="4.84cm" svg:y2="3.628cm"><text:p/></draw:lin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30" draw:name="Kształt1" draw:style-name="gr15" svg:width="9.582cm" svg:height="1.179cm" svg:x="0.755cm" svg:y="0.099cm"><text:p>Pobranie aktualnej wersji repozytorium (z branchu dev)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31" draw:name="Kształt16" draw:style-name="gr16" draw:text-style-name="P20" svg:x1="4.868cm" svg:y1="0.127cm" svg:x2="4.868cm" svg:y2="0.647cm"><text:p/></draw:line></text:p>
      <text:p text:style-name="P3"><draw:custom-shape text:anchor-type="paragraph" draw:z-index="2" draw:name="Kształt1" draw:style-name="gr3" svg:width="6.028cm" svg:height="1.179cm" svg:x="0.665cm" svg:y="0.072cm"><text:p>Rozpoczęcie zbudowania aplikacji </text:p><text:p>(yarn; yarn build:linux)</text:p><draw:enhanced-geometry svg:viewBox="0 0 21600 21600" draw:type="rectangle" draw:enhanced-path="M 0 0 L 21600 0 21600 21600 0 21600 0 0 Z N"/></draw:custom-shape><draw:custom-shape text:anchor-type="paragraph" draw:z-index="4" draw:name="Kształt1" draw:style-name="gr5" draw:text-style-name="P19" svg:width="8.997cm" svg:height="1.179cm" svg:x="7.897cm" svg:y="0.014cm"><text:p>Build nie przeszedł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3"><draw:line text:anchor-type="paragraph" draw:z-index="18" draw:name="Kształt4" draw:style-name="gr12" draw:text-style-name="P20" svg:x1="4.868cm" svg:y1="0.505cm" svg:x2="4.868cm" svg:y2="1.533cm"><text:p/></draw:line><draw:line text:anchor-type="paragraph" draw:z-index="24" draw:name="Kształt10" draw:style-name="gr14" draw:text-style-name="P20" svg:x1="6.692cm" svg:y1="0.15cm" svg:x2="7.897cm" svg:y2="0.15cm"><text:p/></draw:line></text:p>
      <text:p text:style-name="P3"/>
      <text:p text:style-name="P3"><draw:custom-shape text:anchor-type="paragraph" draw:z-index="5" draw:name="Kształt1" draw:style-name="gr3" svg:width="6.028cm" svg:height="1.179cm" svg:x="0.665cm" svg:y="0.199cm"><text:p>Rozpoczęcie testów jednostkowych</text:p><text:p>(yarn test)</text:p><draw:enhanced-geometry svg:viewBox="0 0 21600 21600" draw:type="rectangle" draw:enhanced-path="M 0 0 L 21600 0 21600 21600 0 21600 0 0 Z N"/></draw:custom-shape><draw:custom-shape text:anchor-type="paragraph" draw:z-index="6" draw:name="Kształt1" draw:style-name="gr6" draw:text-style-name="P19" svg:width="8.937cm" svg:height="1.179cm" svg:x="7.927cm" svg:y="0.141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3"><draw:line text:anchor-type="paragraph" draw:z-index="25" draw:name="Kształt11" draw:style-name="gr14" draw:text-style-name="P20" svg:x1="6.692cm" svg:y1="0.189cm" svg:x2="7.927cm" svg:y2="0.219cm"><text:p/></draw:line></text:p>
      <text:p text:style-name="P3"><draw:line text:anchor-type="paragraph" draw:z-index="19" draw:name="Kształt5" draw:style-name="gr12" draw:text-style-name="P20" svg:x1="4.957cm" svg:y1="0.228cm" svg:x2="4.957cm" svg:y2="1.057cm"><text:p/></draw:line></text:p>
      <text:p text:style-name="P3"><draw:custom-shape text:anchor-type="paragraph" draw:z-index="3" draw:name="Kształt1" draw:style-name="gr4" svg:width="8.614cm" svg:height="1.179cm" svg:x="0.665cm" svg:y="0.326cm"><text:p>Przeniesienie na testowe środowisko produkcyjne</text:p><draw:enhanced-geometry svg:viewBox="0 0 21600 21600" draw:type="rectangle" draw:enhanced-path="M 0 0 L 21600 0 21600 21600 0 21600 0 0 Z N"/></draw:custom-shape><draw:custom-shape text:anchor-type="paragraph" draw:z-index="7" draw:name="Kształt1" draw:style-name="gr7" draw:text-style-name="P19" svg:width="7.026cm" svg:height="1.179cm" svg:x="9.837cm" svg:y="0.298cm"><text:p>Błąd przy przeniesieniu – krytyczny błąd</text:p><draw:enhanced-geometry svg:viewBox="0 0 21600 21600" draw:type="rectangle" draw:enhanced-path="M 0 0 L 21600 0 21600 21600 0 21600 0 0 Z N"/></draw:custom-shape><draw:custom-shape text:anchor-type="paragraph" draw:z-index="10" draw:name="Kształt1" draw:style-name="gr4" svg:width="8.614cm" svg:height="1.179cm" svg:x="0.665cm" svg:y="0.326cm"><text:p>Przeniesienie na testowe środowisko produkcyjne </text:p><text:p>(git clone/pull w dockerze)</text:p><draw:enhanced-geometry svg:viewBox="0 0 21600 21600" draw:type="rectangle" draw:enhanced-path="M 0 0 L 21600 0 21600 21600 0 21600 0 0 Z N"/></draw:custom-shape></text:p>
      <text:p text:style-name="P3"><draw:line text:anchor-type="paragraph" draw:z-index="26" draw:name="Kształt12" draw:style-name="gr14" draw:text-style-name="P20" svg:x1="9.278cm" svg:y1="0.374cm" svg:x2="9.837cm" svg:y2="0.374cm"><text:p/></draw:line></text:p>
      <text:p text:style-name="P3"><draw:line text:anchor-type="paragraph" draw:z-index="20" draw:name="Kształt6" draw:style-name="gr12" draw:text-style-name="P20" svg:x1="4.868cm" svg:y1="0.355cm" svg:x2="4.868cm" svg:y2="1.175cm"><text:p/></draw:line></text:p>
      <text:p text:style-name="P3"/>
      <text:p text:style-name="P3"><draw:custom-shape text:anchor-type="paragraph" draw:z-index="8" draw:name="Kształt1" draw:style-name="gr8" svg:width="6.114cm" svg:height="1.179cm" svg:x="0.695cm" svg:y="0.025cm"><text:p>Rozpoczęcie testów integracyjnych</text:p><text:p>(yarn test)</text:p><draw:enhanced-geometry svg:viewBox="0 0 21600 21600" draw:type="rectangle" draw:enhanced-path="M 0 0 L 21600 0 21600 21600 0 21600 0 0 Z N"/></draw:custom-shape><draw:custom-shape text:anchor-type="paragraph" draw:z-index="9" draw:name="Kształt1" draw:style-name="gr6" draw:text-style-name="P19" svg:width="8.937cm" svg:height="1.179cm" svg:x="7.899cm" svg:y="0.025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3"><draw:line text:anchor-type="paragraph" draw:z-index="27" draw:name="Kształt13" draw:style-name="gr14" draw:text-style-name="P20" svg:x1="6.809cm" svg:y1="0.074cm" svg:x2="7.899cm" svg:y2="0.074cm"><text:p/></draw:line></text:p>
      <text:p text:style-name="P3"><draw:custom-shape text:anchor-type="paragraph" draw:z-index="13" draw:name="Kształt1" draw:style-name="gr9" svg:width="11.672cm" svg:height="1.179cm" svg:x="0.665cm" svg:y="0.52cm"><text:p>Przygotowanie artefaktów produkcyjnych: kompilacja wersji release</text:p><text:p>(yarn build:linux release)</text:p><draw:enhanced-geometry svg:viewBox="0 0 21600 21600" draw:type="rectangle" draw:enhanced-path="M 0 0 L 21600 0 21600 21600 0 21600 0 0 Z N"/></draw:custom-shape><draw:line text:anchor-type="paragraph" draw:z-index="21" draw:name="Kształt7" draw:style-name="gr12" draw:text-style-name="P20" svg:x1="4.898cm" svg:y1="0.053cm" svg:x2="4.898cm" svg:y2="0.52cm"><text:p/></draw:line></text:p>
      <text:p text:style-name="P3"/>
      <text:p text:style-name="P3"><draw:line text:anchor-type="paragraph" draw:z-index="22" draw:name="Kształt8" draw:style-name="gr12" draw:text-style-name="P20" svg:x1="4.928cm" svg:y1="0.38cm" svg:x2="4.928cm" svg:y2="1.146cm"><text:p/></draw:line></text:p>
      <text:p text:style-name="P3"><draw:custom-shape text:anchor-type="paragraph" draw:z-index="11" draw:name="Kształt1" draw:style-name="gr4" svg:width="8.614cm" svg:height="1.179cm" svg:x="0.667cm" svg:y="0.385cm"><text:p>Przeniesienie na środowisko produkcyjne</text:p><draw:enhanced-geometry svg:viewBox="0 0 21600 21600" draw:type="rectangle" draw:enhanced-path="M 0 0 L 21600 0 21600 21600 0 21600 0 0 Z N"/></draw:custom-shape><draw:custom-shape text:anchor-type="paragraph" draw:z-index="12" draw:name="Kształt1" draw:style-name="gr7" draw:text-style-name="P19" svg:width="7.026cm" svg:height="1.179cm" svg:x="9.839cm" svg:y="0.356cm"><text:p>Błąd przy przeniesieniu – krytyczny błąd</text:p><draw:enhanced-geometry svg:viewBox="0 0 21600 21600" draw:type="rectangle" draw:enhanced-path="M 0 0 L 21600 0 21600 21600 0 21600 0 0 Z N"/></draw:custom-shape></text:p>
      <text:p text:style-name="P3"><draw:line text:anchor-type="paragraph" draw:z-index="28" draw:name="Kształt14" draw:style-name="gr14" draw:text-style-name="P20" svg:x1="9.28cm" svg:y1="0.403cm" svg:x2="9.839cm" svg:y2="0.403cm"><text:p/></draw:line></text:p>
      <text:p text:style-name="P3"><draw:line text:anchor-type="paragraph" draw:z-index="23" draw:name="Kształt9" draw:style-name="gr13" draw:text-style-name="P20" svg:x1="4.957cm" svg:y1="0.242cm" svg:x2="4.957cm" svg:y2="1.096cm"><text:p/></draw:line></text:p>
      <text:p text:style-name="P4"><draw:custom-shape text:anchor-type="paragraph" draw:z-index="14" draw:name="Kształt1" draw:style-name="gr10" svg:width="7.175cm" svg:height="1.179cm" svg:x="0.665cm" svg:y="0.303cm"><text:p>Uruchomienie nowej wersji aplikacji </text:p><draw:enhanced-geometry svg:viewBox="0 0 21600 21600" draw:type="rectangle" draw:enhanced-path="M 0 0 L 21600 0 21600 21600 0 21600 0 0 Z N"/></draw:custom-shape><draw:custom-shape text:anchor-type="paragraph" draw:z-index="15" draw:name="Kształt1" draw:style-name="gr11" draw:text-style-name="P19" svg:width="8.323cm" svg:height="1.179cm" svg:x="8.573cm" svg:y="0.335cm"><text:p>Błąd przy uruchomieniu – wysłanie maila, </text:p><text:p>wiadomości, zwrócenie informacji do logów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9" draw:name="Kształt15" draw:style-name="gr14" draw:text-style-name="P20" svg:x1="7.632cm" svg:y1="1.018cm" svg:x2="8.72cm" svg:y2="1.018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>Tabelaryczne zestawienie Activity Diagram</text:p>
      <text:p text:style-name="P12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6">Nazwa kroku</text:p>
          </table:table-cell>
          <table:table-cell table:style-name="Tabela1.A1" office:value-type="string">
            <text:p text:style-name="P16">Technologia</text:p>
          </table:table-cell>
          <table:table-cell table:style-name="Tabela1.A1" office:value-type="string">
            <text:p text:style-name="P16">Link do pliku konfiguracyjnego</text:p>
          </table:table-cell>
          <table:table-cell table:style-name="Tabela1.A1" office:value-type="string">
            <text:p text:style-name="P16">Nr linii</text:p>
          </table:table-cell>
          <table:table-cell table:style-name="Tabela1.E1" office:value-type="string">
            <text:p text:style-name="P16">Czy zgodnie z planem</text:p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E2" office:value-type="string">
            <text:p text:style-name="P17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6">Poniżej zaprojektowałem Deployment Diagram dla wire-desktop</text:p>
      <text:p text:style-name="P6"/>
      <text:p text:style-name="P6"/>
      <text:p text:style-name="P6"><draw:custom-shape text:anchor-type="paragraph" draw:z-index="32" draw:name="Kształt17" draw:style-name="gr17" draw:text-style-name="P20" svg:width="6.644cm" svg:height="1.235cm" svg:x="1.312cm" svg:y="0.245cm"><text:p text:style-name="P20">Host</text:p><draw:enhanced-geometry svg:viewBox="0 0 21600 21600" draw:type="rectangle" draw:enhanced-path="M 0 0 L 21600 0 21600 21600 0 21600 0 0 Z N"/></draw:custom-shape><draw:custom-shape text:anchor-type="paragraph" draw:z-index="33" draw:name="Kształt18" draw:style-name="gr18" draw:text-style-name="P20" svg:width="4.587cm" svg:height="1.292cm" svg:x="10.571cm" svg:y="0.219cm"><text:p text:style-name="P20">wire-deskt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line text:anchor-type="paragraph" draw:z-index="34" draw:name="Kształt19" draw:style-name="gr19" draw:text-style-name="P20" svg:x1="7.751cm" svg:y1="0.259cm" svg:x2="10.571cm" svg:y2="0.259cm"><text:p/></draw:line></text:p>
      <text:p text:style-name="P6"><draw:line text:anchor-type="paragraph" draw:z-index="38" draw:name="Kształt20" draw:style-name="gr19" draw:text-style-name="P20" svg:x1="7.955cm" svg:y1="3.051cm" svg:x2="10.571cm" svg:y2="0.065cm"><text:p/></draw:line><draw:line text:anchor-type="paragraph" draw:z-index="39" draw:name="Kształt21" draw:style-name="gr20" draw:text-style-name="P20" svg:x1="7.955cm" svg:y1="0.33cm" svg:x2="11.366cm" svg:y2="2.039cm"><text:p/></draw:line><draw:line text:anchor-type="paragraph" draw:z-index="40" draw:name="Kształt22" draw:style-name="gr20" draw:text-style-name="P20" svg:x1="5.722cm" svg:y1="0.065cm" svg:x2="5.722cm" svg:y2="1.176cm"><text:p/></draw:line><draw:line text:anchor-type="paragraph" draw:z-index="41" draw:name="Kształt23" draw:style-name="gr21" draw:text-style-name="P20" svg:x1="12.1cm" svg:y1="0.36cm" svg:x2="12.1cm" svg:y2="1.334cm"><text:p/></draw:line></text:p>
      <text:p text:style-name="P6"><draw:custom-shape text:anchor-type="paragraph" draw:z-index="43" draw:name="Kształt25" draw:style-name="gr23" draw:text-style-name="P20" svg:width="3.41cm" svg:height="3.41cm" svg:x="11.218cm" svg:y="0.464cm"><text:p text:style-name="P20">Intern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5" draw:name="Kształt17" draw:style-name="gr17" draw:text-style-name="P20" svg:width="6.644cm" svg:height="1.235cm" svg:x="1.312cm" svg:y="0.026cm"><text:p text:style-name="P20">Docker z jenkinsem</text:p><draw:enhanced-geometry svg:viewBox="0 0 21600 21600" draw:type="rectangle" draw:enhanced-path="M 0 0 L 21600 0 21600 21600 0 21600 0 0 Z N"/></draw:custom-shape></text:p>
      <text:p text:style-name="P6"><draw:line text:anchor-type="paragraph" draw:z-index="42" draw:name="Kształt24" draw:style-name="gr22" draw:text-style-name="P20" svg:x1="6.516cm" svg:y1="0.487cm" svg:x2="6.516cm" svg:y2="1.327cm"><text:p/></draw:line><draw:line text:anchor-type="paragraph" draw:z-index="46" draw:name="Kształt27" draw:style-name="gr22" draw:text-style-name="P20" svg:x1="7.955cm" svg:y1="0.026cm" svg:x2="8.925cm" svg:y2="3.626cm"><text:p/></draw:line></text:p>
      <text:p text:style-name="P6"/>
      <text:p text:style-name="P6"><draw:custom-shape text:anchor-type="paragraph" draw:z-index="37" draw:name="Kształt17" draw:style-name="gr17" draw:text-style-name="P20" svg:width="6.644cm" svg:height="1.235cm" svg:x="1.312cm" svg:y="0.176cm"><text:p text:style-name="P20">Docker z uruchamianym wire-desktop</text:p><draw:enhanced-geometry svg:viewBox="0 0 21600 21600" draw:type="rectangle" draw:enhanced-path="M 0 0 L 21600 0 21600 21600 0 21600 0 0 Z N"/></draw:custom-shape></text:p>
      <text:p text:style-name="P6"/>
      <text:p text:style-name="P6"><draw:line text:anchor-type="paragraph" draw:z-index="44" draw:name="Kształt26" draw:style-name="gr22" draw:text-style-name="P20" svg:x1="12.866cm" svg:y1="0.423cm" svg:x2="12.866cm" svg:y2="1.308cm"><text:p/></draw:line></text:p>
      <text:p text:style-name="P6"/>
      <text:p text:style-name="P6"><draw:custom-shape text:anchor-type="paragraph" draw:z-index="36" draw:name="Kształt17" draw:style-name="gr17" draw:text-style-name="P20" svg:width="6.644cm" svg:height="1.235cm" svg:x="9.809cm" svg:y="0.159cm"><text:p text:style-name="P20">Repozytorium GitHub</text:p><draw:enhanced-geometry svg:viewBox="0 0 21600 21600" draw:type="rectangle" draw:enhanced-path="M 0 0 L 21600 0 21600 21600 0 21600 0 0 Z N"/></draw:custom-shape><draw:custom-shape text:anchor-type="paragraph" draw:z-index="45" draw:name="Kształt17" draw:style-name="gr17" draw:text-style-name="P20" svg:width="6.644cm" svg:height="1.235cm" svg:x="2.723cm" svg:y="0.176cm"><text:p text:style-name="P20">Docker na wersję producyjną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11">Tabelaryczne zestawienie Deployment Diagram:</text:p>
      <text:p text:style-name="P6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6">Nazwa elementu</text:p>
          </table:table-cell>
          <table:table-cell table:style-name="Tabela2.A1" office:value-type="string">
            <text:p text:style-name="P16">Technologia</text:p>
          </table:table-cell>
          <table:table-cell table:style-name="Tabela2.A1" office:value-type="string">
            <text:p text:style-name="P16">Link do pliku konfiguracyjnego</text:p>
          </table:table-cell>
          <table:table-cell table:style-name="Tabela2.A1" office:value-type="string">
            <text:p text:style-name="P16">Nr linii</text:p>
          </table:table-cell>
          <table:table-cell table:style-name="Tabela2.E1" office:value-type="string">
            <text:p text:style-name="P16">Czy zgodnie z planem</text:p>
          </table:table-cell>
        </table:table-row>
        <table:table-row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E2" office:value-type="string">
            <text:p text:style-name="P18"/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5">Słowne omówienie:</text:p>
      <text:p text:style-name="P5"/>
      <text:p text:style-name="P5">1. <text:span text:style-name="T1">Na początku istotnym problemem jest wykrycie zmian przez Jenkinsa. Dzięki webowemu API, które on upublicznia możemy to zrobić w bardzo prosty sposób za pomocą zapytać HTTP. Aby zapytania wysyłać w konkretnym momencie, wystarczy do repozytorium naszego programu dołączyć gihooka, najlepiej post-commit, który po każdym kommicie wywoła nowe zadanie w Jenkinsie.</text:span></text:p>
      <text:p text:style-name="P6">2. Po wywołaniu <text:span text:style-name="T2">zmiany należy dokonać aktualizacji repozytorium. Z GitHuba pobieramy aktualną wersję brancha dev za pomocą git pull.</text:span></text:p>
      <text:p text:style-name="P8">3. Po zaktualizowaniu repo rozpoczynamy proces budowania aplikacji. W naszym przypadku kompilujemy wersję dla Linuxa. Jeżli ta operacja się nie powiedzie to przerywamy Pipeline i powiadamiamy developerów o problemie z budowanie aplikacji. Budowanie odbywa się za pomocą komend yarn oraz yarn build.</text:p>
      <text:p text:style-name="P8">4. Następnie przeprowadzamy testowanie. Testy uruchamiamy po wprowadzeniu komendy yarn test. Jeśli ten proces się nie powiedzie to analogicznie przerywamy pipeline i powiadamiamy developerów.</text:p>
      <text:p text:style-name="P8">5. Po udanych testach z poziomu jenkinsa uruchamiamy osobnego dockera i rozpoczynamy proces przenoszenia aplikacji na tego dockera. Najlepiej jest korzystać z obrazu posiadającego tylko biblioteki potrzebne do tej aplikacji, <text:span text:style-name="T4">najlepiej pobranego z DockerHuba.</text:span> W kontenerze tymczasowo pobieramy aktualne repozutorium. Jeżli ten proceso się nie powiedzie to powinniśmy powiadomić <text:span text:style-name="T3">nie tylko developerów, ale też osoby odpowiedzialne za devopsing, że pojawił się poważny problem.</text:span></text:p>
      <text:p text:style-name="P9">W tym zadaniu dobrze się może sprawić docker run, oraz Dockerfile z połączonym obrazem buildu i testowania.</text:p>
      <text:p text:style-name="P9">6. Po uruchomieniu środowiska integracyjnego uruchamiamy build i testy tego programu, jeśli proces się nie powiedzie to podobnie jak w poprzednim przypadku przerywamy pipeline i powiadamiamy o błędach.</text:p>
      <text:p text:style-name="P9">7. Jeśli testy integracyjne się powiodą, to build wygenerowany w Jenkinsie przenosimy na produkcję, czy kolejnego dockera. Tutaj też możemy wykorzystać jakiś inny obraz lub kontener oparty na poprzednim obrazie.</text:p>
      <text:p text:style-name="P10">Po uruchomieniu kontenera, przenosimy na niego skompilowaną wersję programu. Jeśli pojawi się jakikolwiek problem z przeniesieniem to powiadamiamy developerów i devops</text:p>
      <text:p text:style-name="P10"><text:soft-page-break/>8. Po przeniesieniu uruchamiamy aplikację za pomocą komendy yarn start. Tutaj też powiadamiamy jak pojawi się jakikolwiek probl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08:45:49.172411530</meta:creation-date>
    <dc:date>2021-05-20T09:22:05.289573904</dc:date>
    <meta:editing-duration>PT19M10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5" meta:paragraph-count="26" meta:word-count="379" meta:character-count="2779" meta:non-whitespace-character-count="2426"/>
  </office:meta>
</office:document-meta>
</file>